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1" svg:font-family="'Times New Roman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bold"/>
    </style:style>
    <style:style style:name="P7" style:family="paragraph" style:parent-style-name="Heading_20_1"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L1"/>
    <style:style style:name="P14" style:family="paragraph" style:parent-style-name="Standard" style:list-style-name="L1"/>
    <style:style style:name="T1" style:family="text">
      <style:text-properties fo:font-weight="normal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/>
    </style:style>
    <style:style style:name="T5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tion Plan: AIFF-C 1.0</text:h>
      <text:p text:style-name="Standard"/>
      <text:p text:style-name="Standard"><text:span text:style-name="T4">Implementation Date :</text:span><text:span text:style-name="T1"> Not implemented.</text:span></text:p>
      <text:p text:style-name="P3">Last Review:<text:span text:style-name="T2"> 10-08-07</text:span></text:p>
      <text:p text:style-name="Standard"/>
      <text:h text:style-name="P7" text:outline-level="1" text:is-list-header="true">1. Ingest <text:s/>Processing (Not yet implemented)</text:h>
      <text:list text:style-name="L1">
        <text:list-item>
          <text:p text:style-name="P9">Identification: Yes.</text:p>
        </text:list-item>
        <text:list-item>
          <text:p text:style-name="P9">Validation: Yes.</text:p>
        </text:list-item>
        <text:list-item>
          <text:p text:style-name="P9">Characterization: Yes.</text:p>
        </text:list-item>
        <text:list-item>
          <text:p text:style-name="P9">Normalization: Yes.</text:p>
        </text:list-item>
        <text:list-item>
          <text:p text:style-name="P9">Migration: No.</text:p>
          <text:p text:style-name="P9"/>
        </text:list-item>
      </text:list>
      <text:p text:style-name="P5">2. Significant Properties</text:p>
      <text:p text:style-name="P8">To be determined.</text:p>
      <text:p text:style-name="Standard"/>
      <text:p text:style-name="Standard"/>
      <text:p text:style-name="P4">3. Long-term Preservation Strategy</text:p>
      <text:p text:style-name="Standard"/>
      <text:p text:style-name="P2">3.1 Long-term Preservation Strategy for the Original</text:p>
      <text:p text:style-name="P6">If a normalized version was created for the original, then the original will be preserved in bit-level only. If a normalized version was not created for the original, migrate the original to a non-lossy, open audio format when one is found is to be a good successor to the AIFF-C format.</text:p>
      <text:p text:style-name="Standard"/>
      <text:p text:style-name="P2">3.2 Long-term Preservation Strategy for the Normalized Version(s)</text:p>
      <text:p text:style-name="Standard">Migrate the normalized version to its successor format (when one is determined to be the successor).</text:p>
      <text:p text:style-name="Standard"/>
      <text:p text:style-name="P4">4 Timetable of Anticipated Short-term Actions</text:p>
      <text:p text:style-name="Standard">Write converters from AIFF-C files with data in one of a limited number of compression algorithms (TBD) to AIFF files. </text:p>
      <text:p text:style-name="Standard"/>
      <text:p text:style-name="Standard"/>
      <text:p text:style-name="P4">5 Timetable of Action Plan Review and <text:span text:style-name="T3">Revision</text:span></text:p>
      <text:p text:style-name="Standard">Review and revise action plan in 2 years (Oct. 2009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1" svg:font-family="'Times New Roman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1" fo:font-size="12pt" fo:language="en" fo:country="US" style:font-name-asian="Times New Roman1" style:font-size-asian="12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 New Roman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T1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pm1">
      <style:page-layout-properties fo:page-width="8.5in" fo:page-height="11in" style:num-format="1" style:print-orientation="portrait" fo:margin-top="1in" fo:margin-bottom="0.4925in" fo:margin-left="1in" fo:margin-right="1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3409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draw:frame draw:style-name="fr1" draw:name="Frame1" text:anchor-type="paragraph" svg:y="0.0008in" svg:width="0.3075in" svg:height="0.0161in" draw:z-index="0"><draw:text-box><text:p text:style-name="Footer"><text:span text:style-name="Page_20_Number"><text:page-number text:select-page="current">1</text:page-number></text:span></text:p></draw:text-box></draw:frame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Action Plan AIFF-C</dc:title>
    <meta:initial-creator>Andrea</meta:initial-creator>
    <meta:creation-date>2003-01-27T10:03:00</meta:creation-date>
    <dc:creator>carol</dc:creator>
    <dc:date>2007-10-08T08:57:12</dc:date>
    <meta:print-date>2004-03-29T16:05:25</meta:print-date>
    <dc:language>en-US</dc:language>
    <meta:editing-cycles>32</meta:editing-cycles>
    <meta:editing-duration>PT6H50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175" meta:character-count="1060"/>
  </office:meta>
</office:document-meta>
</file>